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9T22:08:54.641923</meta:creation-date>
    <dc:date>2022-04-29T22:31:05.836913</dc:date>
    <meta:generator>http://pypi.python.org/pypi/ezodf/0.1.0$Python3.8.10 (default, Mar 15 2022, 12:22:08) 
[GCC 9.4.0]</meta:generator>
    <meta:document-statistic/>
    <meta:editing-cycles>2</meta:editing-cycles>
  </office:meta>
</office:document-meta>
</file>